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26in"/>
    </style:style>
    <style:style style:name="co3" style:family="table-column">
      <style:table-column-properties fo:break-before="auto" style:column-width="1.2472in"/>
    </style:style>
    <style:style style:name="co4" style:family="table-column">
      <style:table-column-properties fo:break-before="auto" style:column-width="1.602in"/>
    </style:style>
    <style:style style:name="co5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1" style:family="table-cell" style:parent-style-name="Default">
      <style:table-cell-properties fo:border="0.99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NAFU</text:p>
          </table:table-cell>
          <table:table-cell table:number-columns-repeated="2"/>
          <table:table-cell office:value-type="string" calcext:value-type="string">
            <text:p>COSMOS</text:p>
          </table:table-cell>
          <table:table-cell table:number-columns-repeated="2"/>
          <table:table-cell office:value-type="string" calcext:value-type="string">
            <text:p>HIEN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nafu_init()</text:p>
          </table:table-cell>
          <table:table-cell table:number-columns-repeated="2"/>
          <table:table-cell office:value-type="string" calcext:value-type="string">
            <text:p>cosmos_init()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osmos_bind(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nafu_lookup()</text:p>
          </table:table-cell>
          <table:table-cell table:number-columns-repeated="2"/>
          <table:table-cell office:value-type="string" calcext:value-type="string">
            <text:p>cosmos_lookup()</text:p>
          </table:table-cell>
          <table:table-cell table:number-columns-repeated="2"/>
          <table:table-cell office:value-type="string" calcext:value-type="string">
            <text:p>dcel_lookup(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afu_getattr()</text:p>
          </table:table-cell>
          <table:table-cell table:number-columns-repeated="6"/>
        </table:table-row>
      </table:table>
      <table:table table:name="dirlist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bind_cascade.md</text:p>
          </table:table-cell>
          <table:table-cell office:value-type="string" calcext:value-type="string">
            <text:p>design</text:p>
          </table:table-cell>
        </table:table-row>
        <table:table-row table:style-name="ro1">
          <table:table-cell office:value-type="string" calcext:value-type="string">
            <text:p>btree.c</text:p>
          </table:table-cell>
          <table:table-cell office:value-type="string" calcext:value-type="string">
            <text:p>primative</text:p>
          </table:table-cell>
        </table:table-row>
        <table:table-row table:style-name="ro1">
          <table:table-cell office:value-type="string" calcext:value-type="string">
            <text:p>btree_cpp.cc</text:p>
          </table:table-cell>
          <table:table-cell office:value-type="string" calcext:value-type="string">
            <text:p>primative</text:p>
          </table:table-cell>
        </table:table-row>
        <table:table-row table:style-name="ro1">
          <table:table-cell office:value-type="string" calcext:value-type="string">
            <text:p>btree_cpp.h</text:p>
          </table:table-cell>
          <table:table-cell office:value-type="string" calcext:value-type="string">
            <text:p>primative</text:p>
          </table:table-cell>
        </table:table-row>
        <table:table-row table:style-name="ro1">
          <table:table-cell office:value-type="string" calcext:value-type="string">
            <text:p>btree_hdl.h</text:p>
          </table:table-cell>
          <table:table-cell office:value-type="string" calcext:value-type="string">
            <text:p>primative</text:p>
          </table:table-cell>
        </table:table-row>
        <table:table-row table:style-name="ro1">
          <table:table-cell office:value-type="string" calcext:value-type="string">
            <text:p>btrees.c</text:p>
          </table:table-cell>
          <table:table-cell office:value-type="string" calcext:value-type="string">
            <text:p>primative</text:p>
          </table:table-cell>
        </table:table-row>
        <table:table-row table:style-name="ro1">
          <table:table-cell office:value-type="string" calcext:value-type="string">
            <text:p>btrees.h</text:p>
          </table:table-cell>
          <table:table-cell office:value-type="string" calcext:value-type="string">
            <text:p>primative</text:p>
          </table:table-cell>
        </table:table-row>
        <table:table-row table:style-name="ro1">
          <table:table-cell office:value-type="string" calcext:value-type="string">
            <text:p>btrees_test.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cosmos/</text:p>
          </table:table-cell>
          <table:table-cell office:value-type="string" calcext:value-type="string">
            <text:p>cosmos</text:p>
          </table:table-cell>
        </table:table-row>
        <table:table-row table:style-name="ro1">
          <table:table-cell office:value-type="string" calcext:value-type="string">
            <text:p>cosmos.h</text:p>
          </table:table-cell>
          <table:table-cell office:value-type="string" calcext:value-type="string">
            <text:p>cosmos</text:p>
          </table:table-cell>
        </table:table-row>
        <table:table-row table:style-name="ro1">
          <table:table-cell office:value-type="string" calcext:value-type="string">
            <text:p>cpp-btree/</text:p>
          </table:table-cell>
          <table:table-cell office:value-type="string" calcext:value-type="string">
            <text:p>primative</text:p>
          </table:table-cell>
        </table:table-row>
        <table:table-row table:style-name="ro1">
          <table:table-cell office:value-type="string" calcext:value-type="string">
            <text:p>dcel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dcel_child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dcel_dirent.h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dcel_dirh.h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dcel_dirsvc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dcel_dirsvc.h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dcel_dirsvc.md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dcel_fh.h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dcel.h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dcel.h.bu1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dcel_lookup.md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dcel_mapsvc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dcel_mapsvc.h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dcel_mapsvc.md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dcel.md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dcel_svc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dcel_svc.h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dcel_svc_test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dcel_test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dfind.c</text:p>
          </table:table-cell>
          <table:table-cell office:value-type="string" calcext:value-type="string">
            <text:p>production instr</text:p>
          </table:table-cell>
        </table:table-row>
        <table:table-row table:style-name="ro1">
          <table:table-cell office:value-type="string" calcext:value-type="string">
            <text:p>dfind.h</text:p>
          </table:table-cell>
          <table:table-cell office:value-type="string" calcext:value-type="string">
            <text:p>production instr</text:p>
          </table:table-cell>
        </table:table-row>
        <table:table-row table:style-name="ro1">
          <table:table-cell office:value-type="string" calcext:value-type="string">
            <text:p>dfind.md</text:p>
          </table:table-cell>
          <table:table-cell office:value-type="string" calcext:value-type="string">
            <text:p>production instr</text:p>
          </table:table-cell>
        </table:table-row>
        <table:table-row table:style-name="ro1">
          <table:table-cell office:value-type="string" calcext:value-type="string">
            <text:p>dgrind.c</text:p>
          </table:table-cell>
          <table:table-cell office:value-type="string" calcext:value-type="string">
            <text:p>production instr</text:p>
          </table:table-cell>
        </table:table-row>
        <table:table-row table:style-name="ro1">
          <table:table-cell office:value-type="string" calcext:value-type="string">
            <text:p>dgrind.h</text:p>
          </table:table-cell>
          <table:table-cell office:value-type="string" calcext:value-type="string">
            <text:p>production instr</text:p>
          </table:table-cell>
        </table:table-row>
        <table:table-row table:style-name="ro1">
          <table:table-cell office:value-type="string" calcext:value-type="string">
            <text:p>dirlist.txt</text:p>
          </table:table-cell>
          <table:table-cell office:value-type="string" calcext:value-type="string">
            <text:p>info</text:p>
          </table:table-cell>
        </table:table-row>
        <table:table-row table:style-name="ro1">
          <table:table-cell office:value-type="string" calcext:value-type="string">
            <text:p>Doxyfile</text:p>
          </table:table-cell>
          <table:table-cell office:value-type="string" calcext:value-type="string">
            <text:p>documentation</text:p>
          </table:table-cell>
        </table:table-row>
        <table:table-row table:style-name="ro1">
          <table:table-cell office:value-type="string" calcext:value-type="string">
            <text:p>dsource.c</text:p>
          </table:table-cell>
          <table:table-cell office:value-type="string" calcext:value-type="string">
            <text:p>production instr</text:p>
          </table:table-cell>
        </table:table-row>
        <table:table-row table:style-name="ro1">
          <table:table-cell office:value-type="string" calcext:value-type="string">
            <text:p>dsource.h</text:p>
          </table:table-cell>
          <table:table-cell office:value-type="string" calcext:value-type="string">
            <text:p>production instr</text:p>
          </table:table-cell>
        </table:table-row>
        <table:table-row table:style-name="ro1">
          <table:table-cell office:value-type="string" calcext:value-type="string">
            <text:p>dsource.md</text:p>
          </table:table-cell>
          <table:table-cell office:value-type="string" calcext:value-type="string">
            <text:p>production instr</text:p>
          </table:table-cell>
        </table:table-row>
        <table:table-row table:style-name="ro1">
          <table:table-cell office:value-type="string" calcext:value-type="string">
            <text:p>exec_fn/</text:p>
          </table:table-cell>
          <table:table-cell office:value-type="string" calcext:value-type="string">
            <text:p>vm</text:p>
          </table:table-cell>
        </table:table-row>
        <table:table-row table:style-name="ro1">
          <table:table-cell office:value-type="string" calcext:value-type="string">
            <text:p>experiment/</text:p>
          </table:table-cell>
          <table:table-cell office:value-type="string" calcext:value-type="string">
            <text:p>design</text:p>
          </table:table-cell>
        </table:table-row>
        <table:table-row table:style-name="ro1">
          <table:table-cell office:value-type="string" calcext:value-type="string">
            <text:p>frag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frag_curs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frag_curs.h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frag_curs.md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frag_curs_test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frag_fh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frag_fh.h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frag_fh_test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frag.h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frag_mapsvc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frag_mapsvc.h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frag_svc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frag_svc.h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frag_svc_test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frag_test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hash.c</text:p>
          </table:table-cell>
          <table:table-cell office:value-type="string" calcext:value-type="string">
            <text:p>primative</text:p>
          </table:table-cell>
        </table:table-row>
        <table:table-row table:style-name="ro1">
          <table:table-cell office:value-type="string" calcext:value-type="string">
            <text:p>hash.h</text:p>
          </table:table-cell>
          <table:table-cell office:value-type="string" calcext:value-type="string">
            <text:p>primative</text:p>
          </table:table-cell>
        </table:table-row>
        <table:table-row table:style-name="ro1">
          <table:table-cell office:value-type="string" calcext:value-type="string">
            <text:p>hiena_fh.c</text:p>
          </table:table-cell>
          <table:table-cell office:value-type="string" calcext:value-type="string">
            <text:p>hiena</text:p>
          </table:table-cell>
        </table:table-row>
        <table:table-row table:style-name="ro1">
          <table:table-cell office:value-type="string" calcext:value-type="string">
            <text:p>hiena_fh.h</text:p>
          </table:table-cell>
          <table:table-cell office:value-type="string" calcext:value-type="string">
            <text:p>hiena</text:p>
          </table:table-cell>
        </table:table-row>
        <table:table-row table:style-name="ro1">
          <table:table-cell office:value-type="string" calcext:value-type="string">
            <text:p>hiena_fh_test.c</text:p>
          </table:table-cell>
          <table:table-cell office:value-type="string" calcext:value-type="string">
            <text:p>hiena</text:p>
          </table:table-cell>
        </table:table-row>
        <table:table-row table:style-name="ro1">
          <table:table-cell office:value-type="string" calcext:value-type="string">
            <text:p>hiena_svc.c</text:p>
          </table:table-cell>
          <table:table-cell office:value-type="string" calcext:value-type="string">
            <text:p>hiena</text:p>
          </table:table-cell>
        </table:table-row>
        <table:table-row table:style-name="ro1">
          <table:table-cell office:value-type="string" calcext:value-type="string">
            <text:p>hiena_svc_db.txt</text:p>
          </table:table-cell>
          <table:table-cell office:value-type="string" calcext:value-type="string">
            <text:p>hiena</text:p>
          </table:table-cell>
        </table:table-row>
        <table:table-row table:style-name="ro1">
          <table:table-cell office:value-type="string" calcext:value-type="string">
            <text:p>hiena_svc.h</text:p>
          </table:table-cell>
          <table:table-cell office:value-type="string" calcext:value-type="string">
            <text:p>hiena</text:p>
          </table:table-cell>
        </table:table-row>
        <table:table-row table:style-name="ro1">
          <table:table-cell office:value-type="string" calcext:value-type="string">
            <text:p>hierr.h</text:p>
          </table:table-cell>
          <table:table-cell office:value-type="string" calcext:value-type="string">
            <text:p>primative</text:p>
          </table:table-cell>
        </table:table-row>
        <table:table-row table:style-name="ro1">
          <table:table-cell office:value-type="string" calcext:value-type="string">
            <text:p>hiopto.c.txt</text:p>
          </table:table-cell>
          <table:table-cell office:value-type="string" calcext:value-type="string">
            <text:p>hiena</text:p>
          </table:table-cell>
        </table:table-row>
        <table:table-row table:style-name="ro1">
          <table:table-cell office:value-type="string" calcext:value-type="string">
            <text:p>hpat.c</text:p>
          </table:table-cell>
          <table:table-cell office:value-type="string" calcext:value-type="string">
            <text:p>primative</text:p>
          </table:table-cell>
        </table:table-row>
        <table:table-row table:style-name="ro1">
          <table:table-cell office:value-type="string" calcext:value-type="string">
            <text:p>hpat.h</text:p>
          </table:table-cell>
          <table:table-cell office:value-type="string" calcext:value-type="string">
            <text:p>primative</text:p>
          </table:table-cell>
        </table:table-row>
        <table:table-row table:style-name="ro1">
          <table:table-cell office:value-type="string" calcext:value-type="string">
            <text:p>limits.h</text:p>
          </table:table-cell>
          <table:table-cell office:value-type="string" calcext:value-type="string">
            <text:p>config</text:p>
          </table:table-cell>
        </table:table-row>
        <table:table-row table:style-name="ro1">
          <table:table-cell office:value-type="string" calcext:value-type="string">
            <text:p>.~lock.project_map.ods#</text:p>
          </table:table-cell>
          <table:table-cell office:value-type="string" calcext:value-type="string">
            <text:p>tmp</text:p>
          </table:table-cell>
        </table:table-row>
        <table:table-row table:style-name="ro1">
          <table:table-cell office:value-type="string" calcext:value-type="string">
            <text:p>lookup_flex.h.txt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lookup_hdl.c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lookup_hdl.h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lookup_module.c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lookup_module.h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lookup_module.md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lookup_svc.c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lookup_svc.h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lookup_svc.md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lookup_test.c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Makefile</text:p>
          </table:table-cell>
          <table:table-cell office:value-type="string" calcext:value-type="string">
            <text:p>config</text:p>
          </table:table-cell>
        </table:table-row>
        <table:table-row table:style-name="ro1">
          <table:table-cell office:value-type="string" calcext:value-type="string">
            <text:p>map_anchor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map_anchor.h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mapcel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mapcel_dir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mapcel_dir.h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mapcel_dir_test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mapcel_fh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mapcel_fh.h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mapcel.h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mapcel.md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mapcel_svc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mapcel_test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mfrag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mfrag_fh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mfrag_fh.h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mfrag_fh_test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mfrag.h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mfrag.h.bu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mfrag_svc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mfrag_svc.h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mfrag_svc_test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mfrag_test.c</text:p>
          </table:table-cell>
          <table:table-cell office:value-type="string" calcext:value-type="string">
            <text:p>dcel</text:p>
          </table:table-cell>
        </table:table-row>
        <table:table-row table:style-name="ro1">
          <table:table-cell office:value-type="string" calcext:value-type="string">
            <text:p>modules/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prod_args.c</text:p>
          </table:table-cell>
          <table:table-cell office:value-type="string" calcext:value-type="string">
            <text:p>production instr</text:p>
          </table:table-cell>
        </table:table-row>
        <table:table-row table:style-name="ro1">
          <table:table-cell office:value-type="string" calcext:value-type="string">
            <text:p>prod_args.h</text:p>
          </table:table-cell>
          <table:table-cell office:value-type="string" calcext:value-type="string">
            <text:p>production instr</text:p>
          </table:table-cell>
        </table:table-row>
        <table:table-row table:style-name="ro1">
          <table:table-cell office:value-type="string" calcext:value-type="string">
            <text:p>prod_exec.c</text:p>
          </table:table-cell>
          <table:table-cell office:value-type="string" calcext:value-type="string">
            <text:p>production instr</text:p>
          </table:table-cell>
        </table:table-row>
        <table:table-row table:style-name="ro1">
          <table:table-cell office:value-type="string" calcext:value-type="string">
            <text:p>prod_exec.md</text:p>
          </table:table-cell>
          <table:table-cell office:value-type="string" calcext:value-type="string">
            <text:p>production instr</text:p>
          </table:table-cell>
        </table:table-row>
        <table:table-row table:style-name="ro1">
          <table:table-cell office:value-type="string" calcext:value-type="string">
            <text:p>prod_fns.c</text:p>
          </table:table-cell>
          <table:table-cell office:value-type="string" calcext:value-type="string">
            <text:p>production instr</text:p>
          </table:table-cell>
        </table:table-row>
        <table:table-row table:style-name="ro1">
          <table:table-cell office:value-type="string" calcext:value-type="string">
            <text:p>prod_fns.h</text:p>
          </table:table-cell>
          <table:table-cell office:value-type="string" calcext:value-type="string">
            <text:p>production instr</text:p>
          </table:table-cell>
        </table:table-row>
        <table:table-row table:style-name="ro1">
          <table:table-cell office:value-type="string" calcext:value-type="string">
            <text:p>prod_fns.md</text:p>
          </table:table-cell>
          <table:table-cell office:value-type="string" calcext:value-type="string">
            <text:p>production instr</text:p>
          </table:table-cell>
        </table:table-row>
        <table:table-row table:style-name="ro1">
          <table:table-cell office:value-type="string" calcext:value-type="string">
            <text:p>prod_instr.c</text:p>
          </table:table-cell>
          <table:table-cell office:value-type="string" calcext:value-type="string">
            <text:p>production instr</text:p>
          </table:table-cell>
        </table:table-row>
        <table:table-row table:style-name="ro1">
          <table:table-cell office:value-type="string" calcext:value-type="string">
            <text:p>prod_instr.h</text:p>
          </table:table-cell>
          <table:table-cell office:value-type="string" calcext:value-type="string">
            <text:p>production instr</text:p>
          </table:table-cell>
        </table:table-row>
        <table:table-row table:style-name="ro1">
          <table:table-cell office:value-type="string" calcext:value-type="string">
            <text:p>prod_instr.md</text:p>
          </table:table-cell>
          <table:table-cell office:value-type="string" calcext:value-type="string">
            <text:p>production instr</text:p>
          </table:table-cell>
        </table:table-row>
        <table:table-row table:style-name="ro1">
          <table:table-cell office:value-type="string" calcext:value-type="string">
            <text:p>prod_types.h</text:p>
          </table:table-cell>
          <table:table-cell office:value-type="string" calcext:value-type="string">
            <text:p>production instr</text:p>
          </table:table-cell>
        </table:table-row>
        <table:table-row table:style-name="ro1">
          <table:table-cell office:value-type="string" calcext:value-type="string">
            <text:p>project_map.ods</text:p>
          </table:table-cell>
          <table:table-cell office:value-type="string" calcext:value-type="string">
            <text:p>info</text:p>
          </table:table-cell>
        </table:table-row>
        <table:table-row table:style-name="ro1">
          <table:table-cell office:value-type="string" calcext:value-type="string">
            <text:p>ptr_stack.c</text:p>
          </table:table-cell>
          <table:table-cell office:value-type="string" calcext:value-type="string">
            <text:p>primative</text:p>
          </table:table-cell>
        </table:table-row>
        <table:table-row table:style-name="ro1">
          <table:table-cell office:value-type="string" calcext:value-type="string">
            <text:p>ptr_stack.h</text:p>
          </table:table-cell>
          <table:table-cell office:value-type="string" calcext:value-type="string">
            <text:p>primative</text:p>
          </table:table-cell>
        </table:table-row>
        <table:table-row table:style-name="ro1">
          <table:table-cell office:value-type="string" calcext:value-type="string">
            <text:p>ptr_stack_test.c</text:p>
          </table:table-cell>
          <table:table-cell office:value-type="string" calcext:value-type="string">
            <text:p>primative</text:p>
          </table:table-cell>
        </table:table-row>
        <table:table-row table:style-name="ro1">
          <table:table-cell office:value-type="string" calcext:value-type="string">
            <text:p>rql.c</text:p>
          </table:table-cell>
          <table:table-cell office:value-type="string" calcext:value-type="string">
            <text:p>hiena</text:p>
          </table:table-cell>
        </table:table-row>
        <table:table-row table:style-name="ro1">
          <table:table-cell office:value-type="string" calcext:value-type="string">
            <text:p>rql.h</text:p>
          </table:table-cell>
          <table:table-cell office:value-type="string" calcext:value-type="string">
            <text:p>hiena</text:p>
          </table:table-cell>
        </table:table-row>
        <table:table-row table:style-name="ro1">
          <table:table-cell office:value-type="string" calcext:value-type="string">
            <text:p>scanner.c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scanner_def.md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scanner.h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scanner_hdl.c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scanner_hdl.h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scanner_hdl_ops.c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scanner_module.h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scanner_rql.c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scanners/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scanner_svc.h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slib.c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slib.design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slib_entry.h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slib.h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snafufs.c</text:p>
          </table:table-cell>
          <table:table-cell office:value-type="string" calcext:value-type="string">
            <text:p>snafu</text:p>
          </table:table-cell>
        </table:table-row>
        <table:table-row table:style-name="ro1">
          <table:table-cell office:value-type="string" calcext:value-type="string">
            <text:p>snafufs.md</text:p>
          </table:table-cell>
          <table:table-cell office:value-type="string" calcext:value-type="string">
            <text:p>documentation</text:p>
          </table:table-cell>
        </table:table-row>
        <table:table-row table:style-name="ro1">
          <table:table-cell office:value-type="string" calcext:value-type="string">
            <text:p>test_builtins.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est_cosmos_exec.m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est_cosmos_mknodpath.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est_cpp_btree.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est_cpp_btree.c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est_dcel_child.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est_dcel_dirsvc.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est_libcosmos.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est_libcosmos.m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est_lookup_svc.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est_main.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est_ptr_stack.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est_services.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est.sh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est_sizeo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est_sizeof.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odo_build_status.txt</text:p>
          </table:table-cell>
          <table:table-cell office:value-type="string" calcext:value-type="string">
            <text:p>info</text:p>
          </table:table-cell>
        </table:table-row>
        <table:table-row table:style-name="ro1">
          <table:table-cell office:value-type="string" calcext:value-type="string">
            <text:p>todo.txt</text:p>
          </table:table-cell>
          <table:table-cell office:value-type="string" calcext:value-type="string">
            <text:p>info</text:p>
          </table:table-cell>
        </table:table-row>
        <table:table-row table:style-name="ro1">
          <table:table-cell office:value-type="string" calcext:value-type="string">
            <text:p>types.h</text:p>
          </table:table-cell>
          <table:table-cell office:value-type="string" calcext:value-type="string">
            <text:p>config</text:p>
          </table:table-cell>
        </table:table-row>
        <table:table-row table:style-name="ro1">
          <table:table-cell office:value-type="string" calcext:value-type="string">
            <text:p>util/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vm/</text:p>
          </table:table-cell>
          <table:table-cell office:value-type="string" calcext:value-type="string">
            <text:p>vm</text:p>
          </table:table-cell>
        </table:table-row>
      </table:table>
      <table:table table:name="categories" table:style-name="ta1">
        <table:table-column table:style-name="co1" table:default-cell-style-name="ce4"/>
        <table:table-column table:style-name="co1" table:default-cell-style-name="ce8"/>
        <table:table-row table:style-name="ro1">
          <table:table-cell table:style-name="ce2" office:value-type="string" calcext:value-type="string">
            <text:p>category</text:p>
          </table:table-cell>
          <table:table-cell table:style-name="ce6" office:value-type="string" calcext:value-type="string">
            <text:p>(empty)</text:p>
          </table:table-cell>
        </table:table-row>
        <table:table-row table:style-name="ro1">
          <table:table-cell table:style-name="ce3" office:value-type="string" calcext:value-type="string">
            <text:p>config</text:p>
          </table:table-cell>
          <table:table-cell table:style-name="ce7"/>
        </table:table-row>
        <table:table-row table:style-name="ro1">
          <table:table-cell office:value-type="string" calcext:value-type="string">
            <text:p>cosmos</text:p>
          </table:table-cell>
          <table:table-cell/>
        </table:table-row>
        <table:table-row table:style-name="ro1">
          <table:table-cell office:value-type="string" calcext:value-type="string">
            <text:p>dcel</text:p>
          </table:table-cell>
          <table:table-cell/>
        </table:table-row>
        <table:table-row table:style-name="ro1">
          <table:table-cell office:value-type="string" calcext:value-type="string">
            <text:p>design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/>
        </table:table-row>
        <table:table-row table:style-name="ro1">
          <table:table-cell office:value-type="string" calcext:value-type="string">
            <text:p>hiena</text:p>
          </table:table-cell>
          <table:table-cell/>
        </table:table-row>
        <table:table-row table:style-name="ro1">
          <table:table-cell office:value-type="string" calcext:value-type="string">
            <text:p>info</text:p>
          </table:table-cell>
          <table:table-cell/>
        </table:table-row>
        <table:table-row table:style-name="ro1"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primative</text:p>
          </table:table-cell>
          <table:table-cell/>
        </table:table-row>
        <table:table-row table:style-name="ro1">
          <table:table-cell office:value-type="string" calcext:value-type="string">
            <text:p>production instr</text:p>
          </table:table-cell>
          <table:table-cell/>
        </table:table-row>
        <table:table-row table:style-name="ro1">
          <table:table-cell office:value-type="string" calcext:value-type="string">
            <text:p>snafu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tmp</text:p>
          </table:table-cell>
          <table:table-cell/>
        </table:table-row>
        <table:table-row table:style-name="ro1">
          <table:table-cell office:value-type="string" calcext:value-type="string">
            <text:p>vm</text:p>
          </table:table-cell>
          <table:table-cell table:style-name="ce9"/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/>
        </table:table-row>
      </table:table>
      <table:table table:name="category selector" table:style-name="ta1">
        <table:table-column table:style-name="co1" table:default-cell-style-name="ce4"/>
        <table:table-column table:style-name="co1" table:default-cell-style-name="ce8"/>
        <table:table-row table:style-name="ro1">
          <table:table-cell table:style-name="Pivot_20_Table_20_Field" office:value-type="string" calcext:value-type="string">
            <text:p>category</text:p>
          </table:table-cell>
          <table:table-cell table:style-name="ce11" office:value-type="string" calcext:value-type="string">
            <text:p>dcel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filename</text:p>
          </table:table-cell>
          <table:table-cell table:style-name="ce6" office:value-type="string" calcext:value-type="string">
            <text:p>Sum - filename</text:p>
          </table:table-cell>
        </table:table-row>
        <table:table-row table:style-name="ro1">
          <table:table-cell table:style-name="ce3" office:value-type="string" calcext:value-type="string">
            <text:p>dcel_child.c</text:p>
          </table:table-cell>
          <table:table-cell table:style-name="ce7"/>
        </table:table-row>
        <table:table-row table:style-name="ro1">
          <table:table-cell office:value-type="string" calcext:value-type="string">
            <text:p>dcel_dirent.h</text:p>
          </table:table-cell>
          <table:table-cell/>
        </table:table-row>
        <table:table-row table:style-name="ro1">
          <table:table-cell office:value-type="string" calcext:value-type="string">
            <text:p>dcel_dirh.h</text:p>
          </table:table-cell>
          <table:table-cell/>
        </table:table-row>
        <table:table-row table:style-name="ro1">
          <table:table-cell office:value-type="string" calcext:value-type="string">
            <text:p>dcel_dirsvc.c</text:p>
          </table:table-cell>
          <table:table-cell/>
        </table:table-row>
        <table:table-row table:style-name="ro1">
          <table:table-cell office:value-type="string" calcext:value-type="string">
            <text:p>dcel_dirsvc.h</text:p>
          </table:table-cell>
          <table:table-cell/>
        </table:table-row>
        <table:table-row table:style-name="ro1">
          <table:table-cell office:value-type="string" calcext:value-type="string">
            <text:p>dcel_dirsvc.md</text:p>
          </table:table-cell>
          <table:table-cell/>
        </table:table-row>
        <table:table-row table:style-name="ro1">
          <table:table-cell office:value-type="string" calcext:value-type="string">
            <text:p>dcel_fh.h</text:p>
          </table:table-cell>
          <table:table-cell/>
        </table:table-row>
        <table:table-row table:style-name="ro1">
          <table:table-cell office:value-type="string" calcext:value-type="string">
            <text:p>dcel_lookup.md</text:p>
          </table:table-cell>
          <table:table-cell/>
        </table:table-row>
        <table:table-row table:style-name="ro1">
          <table:table-cell office:value-type="string" calcext:value-type="string">
            <text:p>dcel_mapsvc.c</text:p>
          </table:table-cell>
          <table:table-cell/>
        </table:table-row>
        <table:table-row table:style-name="ro1">
          <table:table-cell office:value-type="string" calcext:value-type="string">
            <text:p>dcel_mapsvc.h</text:p>
          </table:table-cell>
          <table:table-cell/>
        </table:table-row>
        <table:table-row table:style-name="ro1">
          <table:table-cell office:value-type="string" calcext:value-type="string">
            <text:p>dcel_mapsvc.md</text:p>
          </table:table-cell>
          <table:table-cell/>
        </table:table-row>
        <table:table-row table:style-name="ro1">
          <table:table-cell office:value-type="string" calcext:value-type="string">
            <text:p>dcel_svc_test.c</text:p>
          </table:table-cell>
          <table:table-cell/>
        </table:table-row>
        <table:table-row table:style-name="ro1">
          <table:table-cell office:value-type="string" calcext:value-type="string">
            <text:p>dcel_svc.c</text:p>
          </table:table-cell>
          <table:table-cell/>
        </table:table-row>
        <table:table-row table:style-name="ro1">
          <table:table-cell office:value-type="string" calcext:value-type="string">
            <text:p>dcel_svc.h</text:p>
          </table:table-cell>
          <table:table-cell/>
        </table:table-row>
        <table:table-row table:style-name="ro1">
          <table:table-cell office:value-type="string" calcext:value-type="string">
            <text:p>dcel_test.c</text:p>
          </table:table-cell>
          <table:table-cell/>
        </table:table-row>
        <table:table-row table:style-name="ro1">
          <table:table-cell office:value-type="string" calcext:value-type="string">
            <text:p>dcel.c</text:p>
          </table:table-cell>
          <table:table-cell/>
        </table:table-row>
        <table:table-row table:style-name="ro1">
          <table:table-cell office:value-type="string" calcext:value-type="string">
            <text:p>dcel.h</text:p>
          </table:table-cell>
          <table:table-cell/>
        </table:table-row>
        <table:table-row table:style-name="ro1">
          <table:table-cell office:value-type="string" calcext:value-type="string">
            <text:p>dcel.h.bu1</text:p>
          </table:table-cell>
          <table:table-cell/>
        </table:table-row>
        <table:table-row table:style-name="ro1">
          <table:table-cell office:value-type="string" calcext:value-type="string">
            <text:p>dcel.md</text:p>
          </table:table-cell>
          <table:table-cell/>
        </table:table-row>
        <table:table-row table:style-name="ro1">
          <table:table-cell office:value-type="string" calcext:value-type="string">
            <text:p>frag_curs_test.c</text:p>
          </table:table-cell>
          <table:table-cell/>
        </table:table-row>
        <table:table-row table:style-name="ro1">
          <table:table-cell office:value-type="string" calcext:value-type="string">
            <text:p>frag_curs.c</text:p>
          </table:table-cell>
          <table:table-cell/>
        </table:table-row>
        <table:table-row table:style-name="ro1">
          <table:table-cell office:value-type="string" calcext:value-type="string">
            <text:p>frag_curs.h</text:p>
          </table:table-cell>
          <table:table-cell/>
        </table:table-row>
        <table:table-row table:style-name="ro1">
          <table:table-cell office:value-type="string" calcext:value-type="string">
            <text:p>frag_curs.md</text:p>
          </table:table-cell>
          <table:table-cell/>
        </table:table-row>
        <table:table-row table:style-name="ro1">
          <table:table-cell office:value-type="string" calcext:value-type="string">
            <text:p>frag_fh_test.c</text:p>
          </table:table-cell>
          <table:table-cell/>
        </table:table-row>
        <table:table-row table:style-name="ro1">
          <table:table-cell office:value-type="string" calcext:value-type="string">
            <text:p>frag_fh.c</text:p>
          </table:table-cell>
          <table:table-cell/>
        </table:table-row>
        <table:table-row table:style-name="ro1">
          <table:table-cell office:value-type="string" calcext:value-type="string">
            <text:p>frag_fh.h</text:p>
          </table:table-cell>
          <table:table-cell/>
        </table:table-row>
        <table:table-row table:style-name="ro1">
          <table:table-cell office:value-type="string" calcext:value-type="string">
            <text:p>frag_mapsvc.c</text:p>
          </table:table-cell>
          <table:table-cell/>
        </table:table-row>
        <table:table-row table:style-name="ro1">
          <table:table-cell office:value-type="string" calcext:value-type="string">
            <text:p>frag_mapsvc.h</text:p>
          </table:table-cell>
          <table:table-cell/>
        </table:table-row>
        <table:table-row table:style-name="ro1">
          <table:table-cell office:value-type="string" calcext:value-type="string">
            <text:p>frag_svc_test.c</text:p>
          </table:table-cell>
          <table:table-cell/>
        </table:table-row>
        <table:table-row table:style-name="ro1">
          <table:table-cell office:value-type="string" calcext:value-type="string">
            <text:p>frag_svc.c</text:p>
          </table:table-cell>
          <table:table-cell/>
        </table:table-row>
        <table:table-row table:style-name="ro1">
          <table:table-cell office:value-type="string" calcext:value-type="string">
            <text:p>frag_svc.h</text:p>
          </table:table-cell>
          <table:table-cell/>
        </table:table-row>
        <table:table-row table:style-name="ro1">
          <table:table-cell office:value-type="string" calcext:value-type="string">
            <text:p>frag_test.c</text:p>
          </table:table-cell>
          <table:table-cell/>
        </table:table-row>
        <table:table-row table:style-name="ro1">
          <table:table-cell office:value-type="string" calcext:value-type="string">
            <text:p>frag.c</text:p>
          </table:table-cell>
          <table:table-cell/>
        </table:table-row>
        <table:table-row table:style-name="ro1">
          <table:table-cell office:value-type="string" calcext:value-type="string">
            <text:p>frag.h</text:p>
          </table:table-cell>
          <table:table-cell/>
        </table:table-row>
        <table:table-row table:style-name="ro1">
          <table:table-cell office:value-type="string" calcext:value-type="string">
            <text:p>map_anchor.c</text:p>
          </table:table-cell>
          <table:table-cell/>
        </table:table-row>
        <table:table-row table:style-name="ro1">
          <table:table-cell office:value-type="string" calcext:value-type="string">
            <text:p>map_anchor.h</text:p>
          </table:table-cell>
          <table:table-cell/>
        </table:table-row>
        <table:table-row table:style-name="ro1">
          <table:table-cell office:value-type="string" calcext:value-type="string">
            <text:p>mapcel_dir_test.c</text:p>
          </table:table-cell>
          <table:table-cell/>
        </table:table-row>
        <table:table-row table:style-name="ro1">
          <table:table-cell office:value-type="string" calcext:value-type="string">
            <text:p>mapcel_dir.c</text:p>
          </table:table-cell>
          <table:table-cell/>
        </table:table-row>
        <table:table-row table:style-name="ro1">
          <table:table-cell office:value-type="string" calcext:value-type="string">
            <text:p>mapcel_dir.h</text:p>
          </table:table-cell>
          <table:table-cell/>
        </table:table-row>
        <table:table-row table:style-name="ro1">
          <table:table-cell office:value-type="string" calcext:value-type="string">
            <text:p>mapcel_fh.c</text:p>
          </table:table-cell>
          <table:table-cell/>
        </table:table-row>
        <table:table-row table:style-name="ro1">
          <table:table-cell office:value-type="string" calcext:value-type="string">
            <text:p>mapcel_fh.h</text:p>
          </table:table-cell>
          <table:table-cell/>
        </table:table-row>
        <table:table-row table:style-name="ro1">
          <table:table-cell office:value-type="string" calcext:value-type="string">
            <text:p>mapcel_svc.c</text:p>
          </table:table-cell>
          <table:table-cell/>
        </table:table-row>
        <table:table-row table:style-name="ro1">
          <table:table-cell office:value-type="string" calcext:value-type="string">
            <text:p>mapcel_test.c</text:p>
          </table:table-cell>
          <table:table-cell/>
        </table:table-row>
        <table:table-row table:style-name="ro1">
          <table:table-cell office:value-type="string" calcext:value-type="string">
            <text:p>mapcel.c</text:p>
          </table:table-cell>
          <table:table-cell/>
        </table:table-row>
        <table:table-row table:style-name="ro1">
          <table:table-cell office:value-type="string" calcext:value-type="string">
            <text:p>mapcel.h</text:p>
          </table:table-cell>
          <table:table-cell/>
        </table:table-row>
        <table:table-row table:style-name="ro1">
          <table:table-cell office:value-type="string" calcext:value-type="string">
            <text:p>mapcel.md</text:p>
          </table:table-cell>
          <table:table-cell/>
        </table:table-row>
        <table:table-row table:style-name="ro1">
          <table:table-cell office:value-type="string" calcext:value-type="string">
            <text:p>mfrag_fh_test.c</text:p>
          </table:table-cell>
          <table:table-cell/>
        </table:table-row>
        <table:table-row table:style-name="ro1">
          <table:table-cell office:value-type="string" calcext:value-type="string">
            <text:p>mfrag_fh.c</text:p>
          </table:table-cell>
          <table:table-cell/>
        </table:table-row>
        <table:table-row table:style-name="ro1">
          <table:table-cell office:value-type="string" calcext:value-type="string">
            <text:p>mfrag_fh.h</text:p>
          </table:table-cell>
          <table:table-cell/>
        </table:table-row>
        <table:table-row table:style-name="ro1">
          <table:table-cell office:value-type="string" calcext:value-type="string">
            <text:p>mfrag_svc_test.c</text:p>
          </table:table-cell>
          <table:table-cell/>
        </table:table-row>
        <table:table-row table:style-name="ro1">
          <table:table-cell office:value-type="string" calcext:value-type="string">
            <text:p>mfrag_svc.c</text:p>
          </table:table-cell>
          <table:table-cell/>
        </table:table-row>
        <table:table-row table:style-name="ro1">
          <table:table-cell office:value-type="string" calcext:value-type="string">
            <text:p>mfrag_svc.h</text:p>
          </table:table-cell>
          <table:table-cell/>
        </table:table-row>
        <table:table-row table:style-name="ro1">
          <table:table-cell office:value-type="string" calcext:value-type="string">
            <text:p>mfrag_test.c</text:p>
          </table:table-cell>
          <table:table-cell/>
        </table:table-row>
        <table:table-row table:style-name="ro1">
          <table:table-cell office:value-type="string" calcext:value-type="string">
            <text:p>mfrag.c</text:p>
          </table:table-cell>
          <table:table-cell/>
        </table:table-row>
        <table:table-row table:style-name="ro1">
          <table:table-cell office:value-type="string" calcext:value-type="string">
            <text:p>mfrag.h</text:p>
          </table:table-cell>
          <table:table-cell/>
        </table:table-row>
        <table:table-row table:style-name="ro1">
          <table:table-cell office:value-type="string" calcext:value-type="string">
            <text:p>mfrag.h.bu</text:p>
          </table:table-cell>
          <table:table-cell table:style-name="ce9"/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/>
        </table:table-row>
      </table:table>
      <table:named-expressions>
        <table:named-range table:name="files_tab" table:base-cell-address="$dirlist.$A$1" table:cell-range-address="$dirlist.$A$1:.$B$160"/>
      </table:named-expressions>
      <table:data-pilot-tables>
        <table:data-pilot-table table:name="DataPilot1" table:application-data="" table:target-range-address="categories.A1:categories.B16" table:buttons="categories.A1" table:show-filter-button="false" table:drill-down-on-double-click="false">
          <table:source-cell-range table:name="files_tab" table:cell-range-address="dirlist.A1:dirlist.B160"/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category" table:orientation="row" table:used-hierarchy="0" table:function="auto">
            <table:data-pilot-level table:show-empty="false">
              <table:data-pilot-members>
                <table:data-pilot-member table:name="config" table:display="true" table:show-details="true"/>
                <table:data-pilot-member table:name="cosmos" table:display="true" table:show-details="true"/>
                <table:data-pilot-member table:name="dcel" table:display="true" table:show-details="true"/>
                <table:data-pilot-member table:name="design" table:display="true" table:show-details="true"/>
                <table:data-pilot-member table:name="documentation" table:display="true" table:show-details="true"/>
                <table:data-pilot-member table:name="hiena" table:display="true" table:show-details="true"/>
                <table:data-pilot-member table:name="info" table:display="true" table:show-details="true"/>
                <table:data-pilot-member table:name="module" table:display="true" table:show-details="true"/>
                <table:data-pilot-member table:name="primative" table:display="true" table:show-details="true"/>
                <table:data-pilot-member table:name="production instr" table:display="true" table:show-details="true"/>
                <table:data-pilot-member table:name="snafu" table:display="true" table:show-details="true"/>
                <table:data-pilot-member table:name="test" table:display="true" table:show-details="true"/>
                <table:data-pilot-member table:name="tmp" table:display="true" table:show-details="true"/>
                <table:data-pilot-member table:name="v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category selector'.A1:'category selector'.B60" table:buttons="'category selector'.A1 'category selector'.A3" table:show-filter-button="false" table:drill-down-on-double-click="false">
          <table:source-cell-range table:name="files_tab" table:cell-range-address="dirlist.A1:dirlist.B160"/>
          <table:data-pilot-field table:source-field-name="category" table:orientation="page" table:used-hierarchy="0" table:function="auto">
            <table:data-pilot-level table:show-empty="false">
              <table:data-pilot-members>
                <table:data-pilot-member table:name="config" table:display="false" table:show-details="true"/>
                <table:data-pilot-member table:name="cosmos" table:display="false" table:show-details="true"/>
                <table:data-pilot-member table:name="dcel" table:display="true" table:show-details="true"/>
                <table:data-pilot-member table:name="design" table:display="false" table:show-details="true"/>
                <table:data-pilot-member table:name="documentation" table:display="false" table:show-details="true"/>
                <table:data-pilot-member table:name="hiena" table:display="false" table:show-details="true"/>
                <table:data-pilot-member table:name="info" table:display="false" table:show-details="true"/>
                <table:data-pilot-member table:name="module" table:display="false" table:show-details="true"/>
                <table:data-pilot-member table:name="primative" table:display="false" table:show-details="true"/>
                <table:data-pilot-member table:name="production instr" table:display="false" table:show-details="true"/>
                <table:data-pilot-member table:name="snafu" table:display="false" table:show-details="true"/>
                <table:data-pilot-member table:name="test" table:display="false" table:show-details="true"/>
                <table:data-pilot-member table:name="tmp" table:display="false" table:show-details="true"/>
                <table:data-pilot-member table:name="vm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filename" table:orientation="row" table:used-hierarchy="0" table:function="auto">
            <table:data-pilot-level table:show-empty="false">
              <table:data-pilot-members>
                <table:data-pilot-member table:name=".~lock.project_map.ods#" table:display="true" table:show-details="true"/>
                <table:data-pilot-member table:name="bind_cascade.md" table:display="true" table:show-details="true"/>
                <table:data-pilot-member table:name="btree_cpp.cc" table:display="true" table:show-details="true"/>
                <table:data-pilot-member table:name="btree_cpp.h" table:display="true" table:show-details="true"/>
                <table:data-pilot-member table:name="btree_hdl.h" table:display="true" table:show-details="true"/>
                <table:data-pilot-member table:name="btree.c" table:display="true" table:show-details="true"/>
                <table:data-pilot-member table:name="btrees_test.c" table:display="true" table:show-details="true"/>
                <table:data-pilot-member table:name="btrees.c" table:display="true" table:show-details="true"/>
                <table:data-pilot-member table:name="btrees.h" table:display="true" table:show-details="true"/>
                <table:data-pilot-member table:name="cosmos.h" table:display="true" table:show-details="true"/>
                <table:data-pilot-member table:name="cosmos/" table:display="true" table:show-details="true"/>
                <table:data-pilot-member table:name="cpp-btree/" table:display="true" table:show-details="true"/>
                <table:data-pilot-member table:name="dcel_child.c" table:display="true" table:show-details="true"/>
                <table:data-pilot-member table:name="dcel_dirent.h" table:display="true" table:show-details="true"/>
                <table:data-pilot-member table:name="dcel_dirh.h" table:display="true" table:show-details="true"/>
                <table:data-pilot-member table:name="dcel_dirsvc.c" table:display="true" table:show-details="true"/>
                <table:data-pilot-member table:name="dcel_dirsvc.h" table:display="true" table:show-details="true"/>
                <table:data-pilot-member table:name="dcel_dirsvc.md" table:display="true" table:show-details="true"/>
                <table:data-pilot-member table:name="dcel_fh.h" table:display="true" table:show-details="true"/>
                <table:data-pilot-member table:name="dcel_lookup.md" table:display="true" table:show-details="true"/>
                <table:data-pilot-member table:name="dcel_mapsvc.c" table:display="true" table:show-details="true"/>
                <table:data-pilot-member table:name="dcel_mapsvc.h" table:display="true" table:show-details="true"/>
                <table:data-pilot-member table:name="dcel_mapsvc.md" table:display="true" table:show-details="true"/>
                <table:data-pilot-member table:name="dcel_svc_test.c" table:display="true" table:show-details="true"/>
                <table:data-pilot-member table:name="dcel_svc.c" table:display="true" table:show-details="true"/>
                <table:data-pilot-member table:name="dcel_svc.h" table:display="true" table:show-details="true"/>
                <table:data-pilot-member table:name="dcel_test.c" table:display="true" table:show-details="true"/>
                <table:data-pilot-member table:name="dcel.c" table:display="true" table:show-details="true"/>
                <table:data-pilot-member table:name="dcel.h" table:display="true" table:show-details="true"/>
                <table:data-pilot-member table:name="dcel.h.bu1" table:display="true" table:show-details="true"/>
                <table:data-pilot-member table:name="dcel.md" table:display="true" table:show-details="true"/>
                <table:data-pilot-member table:name="dfind.c" table:display="true" table:show-details="true"/>
                <table:data-pilot-member table:name="dfind.h" table:display="true" table:show-details="true"/>
                <table:data-pilot-member table:name="dfind.md" table:display="true" table:show-details="true"/>
                <table:data-pilot-member table:name="dgrind.c" table:display="true" table:show-details="true"/>
                <table:data-pilot-member table:name="dgrind.h" table:display="true" table:show-details="true"/>
                <table:data-pilot-member table:name="dirlist.txt" table:display="true" table:show-details="true"/>
                <table:data-pilot-member table:name="Doxyfile" table:display="true" table:show-details="true"/>
                <table:data-pilot-member table:name="dsource.c" table:display="true" table:show-details="true"/>
                <table:data-pilot-member table:name="dsource.h" table:display="true" table:show-details="true"/>
                <table:data-pilot-member table:name="dsource.md" table:display="true" table:show-details="true"/>
                <table:data-pilot-member table:name="exec_fn/" table:display="true" table:show-details="true"/>
                <table:data-pilot-member table:name="experiment/" table:display="true" table:show-details="true"/>
                <table:data-pilot-member table:name="frag_curs_test.c" table:display="true" table:show-details="true"/>
                <table:data-pilot-member table:name="frag_curs.c" table:display="true" table:show-details="true"/>
                <table:data-pilot-member table:name="frag_curs.h" table:display="true" table:show-details="true"/>
                <table:data-pilot-member table:name="frag_curs.md" table:display="true" table:show-details="true"/>
                <table:data-pilot-member table:name="frag_fh_test.c" table:display="true" table:show-details="true"/>
                <table:data-pilot-member table:name="frag_fh.c" table:display="true" table:show-details="true"/>
                <table:data-pilot-member table:name="frag_fh.h" table:display="true" table:show-details="true"/>
                <table:data-pilot-member table:name="frag_mapsvc.c" table:display="true" table:show-details="true"/>
                <table:data-pilot-member table:name="frag_mapsvc.h" table:display="true" table:show-details="true"/>
                <table:data-pilot-member table:name="frag_svc_test.c" table:display="true" table:show-details="true"/>
                <table:data-pilot-member table:name="frag_svc.c" table:display="true" table:show-details="true"/>
                <table:data-pilot-member table:name="frag_svc.h" table:display="true" table:show-details="true"/>
                <table:data-pilot-member table:name="frag_test.c" table:display="true" table:show-details="true"/>
                <table:data-pilot-member table:name="frag.c" table:display="true" table:show-details="true"/>
                <table:data-pilot-member table:name="frag.h" table:display="true" table:show-details="true"/>
                <table:data-pilot-member table:name="hash.c" table:display="true" table:show-details="true"/>
                <table:data-pilot-member table:name="hash.h" table:display="true" table:show-details="true"/>
                <table:data-pilot-member table:name="hiena_fh_test.c" table:display="true" table:show-details="true"/>
                <table:data-pilot-member table:name="hiena_fh.c" table:display="true" table:show-details="true"/>
                <table:data-pilot-member table:name="hiena_fh.h" table:display="true" table:show-details="true"/>
                <table:data-pilot-member table:name="hiena_svc_db.txt" table:display="true" table:show-details="true"/>
                <table:data-pilot-member table:name="hiena_svc.c" table:display="true" table:show-details="true"/>
                <table:data-pilot-member table:name="hiena_svc.h" table:display="true" table:show-details="true"/>
                <table:data-pilot-member table:name="hierr.h" table:display="true" table:show-details="true"/>
                <table:data-pilot-member table:name="hiopto.c.txt" table:display="true" table:show-details="true"/>
                <table:data-pilot-member table:name="hpat.c" table:display="true" table:show-details="true"/>
                <table:data-pilot-member table:name="hpat.h" table:display="true" table:show-details="true"/>
                <table:data-pilot-member table:name="limits.h" table:display="true" table:show-details="true"/>
                <table:data-pilot-member table:name="lookup_flex.h.txt" table:display="true" table:show-details="true"/>
                <table:data-pilot-member table:name="lookup_hdl.c" table:display="true" table:show-details="true"/>
                <table:data-pilot-member table:name="lookup_hdl.h" table:display="true" table:show-details="true"/>
                <table:data-pilot-member table:name="lookup_module.c" table:display="true" table:show-details="true"/>
                <table:data-pilot-member table:name="lookup_module.h" table:display="true" table:show-details="true"/>
                <table:data-pilot-member table:name="lookup_module.md" table:display="true" table:show-details="true"/>
                <table:data-pilot-member table:name="lookup_svc.c" table:display="true" table:show-details="true"/>
                <table:data-pilot-member table:name="lookup_svc.h" table:display="true" table:show-details="true"/>
                <table:data-pilot-member table:name="lookup_svc.md" table:display="true" table:show-details="true"/>
                <table:data-pilot-member table:name="lookup_test.c" table:display="true" table:show-details="true"/>
                <table:data-pilot-member table:name="Makefile" table:display="true" table:show-details="true"/>
                <table:data-pilot-member table:name="map_anchor.c" table:display="true" table:show-details="true"/>
                <table:data-pilot-member table:name="map_anchor.h" table:display="true" table:show-details="true"/>
                <table:data-pilot-member table:name="mapcel_dir_test.c" table:display="true" table:show-details="true"/>
                <table:data-pilot-member table:name="mapcel_dir.c" table:display="true" table:show-details="true"/>
                <table:data-pilot-member table:name="mapcel_dir.h" table:display="true" table:show-details="true"/>
                <table:data-pilot-member table:name="mapcel_fh.c" table:display="true" table:show-details="true"/>
                <table:data-pilot-member table:name="mapcel_fh.h" table:display="true" table:show-details="true"/>
                <table:data-pilot-member table:name="mapcel_svc.c" table:display="true" table:show-details="true"/>
                <table:data-pilot-member table:name="mapcel_test.c" table:display="true" table:show-details="true"/>
                <table:data-pilot-member table:name="mapcel.c" table:display="true" table:show-details="true"/>
                <table:data-pilot-member table:name="mapcel.h" table:display="true" table:show-details="true"/>
                <table:data-pilot-member table:name="mapcel.md" table:display="true" table:show-details="true"/>
                <table:data-pilot-member table:name="mfrag_fh_test.c" table:display="true" table:show-details="true"/>
                <table:data-pilot-member table:name="mfrag_fh.c" table:display="true" table:show-details="true"/>
                <table:data-pilot-member table:name="mfrag_fh.h" table:display="true" table:show-details="true"/>
                <table:data-pilot-member table:name="mfrag_svc_test.c" table:display="true" table:show-details="true"/>
                <table:data-pilot-member table:name="mfrag_svc.c" table:display="true" table:show-details="true"/>
                <table:data-pilot-member table:name="mfrag_svc.h" table:display="true" table:show-details="true"/>
                <table:data-pilot-member table:name="mfrag_test.c" table:display="true" table:show-details="true"/>
                <table:data-pilot-member table:name="mfrag.c" table:display="true" table:show-details="true"/>
                <table:data-pilot-member table:name="mfrag.h" table:display="true" table:show-details="true"/>
                <table:data-pilot-member table:name="mfrag.h.bu" table:display="true" table:show-details="true"/>
                <table:data-pilot-member table:name="modules/" table:display="true" table:show-details="true"/>
                <table:data-pilot-member table:name="prod_args.c" table:display="true" table:show-details="true"/>
                <table:data-pilot-member table:name="prod_args.h" table:display="true" table:show-details="true"/>
                <table:data-pilot-member table:name="prod_exec.c" table:display="true" table:show-details="true"/>
                <table:data-pilot-member table:name="prod_exec.md" table:display="true" table:show-details="true"/>
                <table:data-pilot-member table:name="prod_fns.c" table:display="true" table:show-details="true"/>
                <table:data-pilot-member table:name="prod_fns.h" table:display="true" table:show-details="true"/>
                <table:data-pilot-member table:name="prod_fns.md" table:display="true" table:show-details="true"/>
                <table:data-pilot-member table:name="prod_instr.c" table:display="true" table:show-details="true"/>
                <table:data-pilot-member table:name="prod_instr.h" table:display="true" table:show-details="true"/>
                <table:data-pilot-member table:name="prod_instr.md" table:display="true" table:show-details="true"/>
                <table:data-pilot-member table:name="prod_types.h" table:display="true" table:show-details="true"/>
                <table:data-pilot-member table:name="project_map.ods" table:display="true" table:show-details="true"/>
                <table:data-pilot-member table:name="ptr_stack_test.c" table:display="true" table:show-details="true"/>
                <table:data-pilot-member table:name="ptr_stack.c" table:display="true" table:show-details="true"/>
                <table:data-pilot-member table:name="ptr_stack.h" table:display="true" table:show-details="true"/>
                <table:data-pilot-member table:name="rql.c" table:display="true" table:show-details="true"/>
                <table:data-pilot-member table:name="rql.h" table:display="true" table:show-details="true"/>
                <table:data-pilot-member table:name="scanner_def.md" table:display="true" table:show-details="true"/>
                <table:data-pilot-member table:name="scanner_hdl_ops.c" table:display="true" table:show-details="true"/>
                <table:data-pilot-member table:name="scanner_hdl.c" table:display="true" table:show-details="true"/>
                <table:data-pilot-member table:name="scanner_hdl.h" table:display="true" table:show-details="true"/>
                <table:data-pilot-member table:name="scanner_module.h" table:display="true" table:show-details="true"/>
                <table:data-pilot-member table:name="scanner_rql.c" table:display="true" table:show-details="true"/>
                <table:data-pilot-member table:name="scanner_svc.h" table:display="true" table:show-details="true"/>
                <table:data-pilot-member table:name="scanner.c" table:display="true" table:show-details="true"/>
                <table:data-pilot-member table:name="scanner.h" table:display="true" table:show-details="true"/>
                <table:data-pilot-member table:name="scanners/" table:display="true" table:show-details="true"/>
                <table:data-pilot-member table:name="slib_entry.h" table:display="true" table:show-details="true"/>
                <table:data-pilot-member table:name="slib.c" table:display="true" table:show-details="true"/>
                <table:data-pilot-member table:name="slib.design" table:display="true" table:show-details="true"/>
                <table:data-pilot-member table:name="slib.h" table:display="true" table:show-details="true"/>
                <table:data-pilot-member table:name="snafufs.c" table:display="true" table:show-details="true"/>
                <table:data-pilot-member table:name="snafufs.md" table:display="true" table:show-details="true"/>
                <table:data-pilot-member table:name="test_builtins.c" table:display="true" table:show-details="true"/>
                <table:data-pilot-member table:name="test_cosmos_exec.md" table:display="true" table:show-details="true"/>
                <table:data-pilot-member table:name="test_cosmos_mknodpath.c" table:display="true" table:show-details="true"/>
                <table:data-pilot-member table:name="test_cpp_btree.c" table:display="true" table:show-details="true"/>
                <table:data-pilot-member table:name="test_cpp_btree.cc" table:display="true" table:show-details="true"/>
                <table:data-pilot-member table:name="test_dcel_child.c" table:display="true" table:show-details="true"/>
                <table:data-pilot-member table:name="test_dcel_dirsvc.c" table:display="true" table:show-details="true"/>
                <table:data-pilot-member table:name="test_libcosmos.c" table:display="true" table:show-details="true"/>
                <table:data-pilot-member table:name="test_libcosmos.md" table:display="true" table:show-details="true"/>
                <table:data-pilot-member table:name="test_lookup_svc.c" table:display="true" table:show-details="true"/>
                <table:data-pilot-member table:name="test_main.c" table:display="true" table:show-details="true"/>
                <table:data-pilot-member table:name="test_ptr_stack.c" table:display="true" table:show-details="true"/>
                <table:data-pilot-member table:name="test_services.c" table:display="true" table:show-details="true"/>
                <table:data-pilot-member table:name="test_sizeof" table:display="true" table:show-details="true"/>
                <table:data-pilot-member table:name="test_sizeof.c" table:display="true" table:show-details="true"/>
                <table:data-pilot-member table:name="test.sh" table:display="true" table:show-details="true"/>
                <table:data-pilot-member table:name="todo_build_status.txt" table:display="true" table:show-details="true"/>
                <table:data-pilot-member table:name="todo.txt" table:display="true" table:show-details="true"/>
                <table:data-pilot-member table:name="types.h" table:display="true" table:show-details="true"/>
                <table:data-pilot-member table:name="util/" table:display="true" table:show-details="true"/>
                <table:data-pilot-member table:name="vm/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lename" table:orientation="data" table:used-hierarchy="-1" table:function="sum">
            <table:data-pilot-level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6">00/00/0000</text:date>, <text:time style:data-style-name="N2" text:time-value="07:10:26.890113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22:36:58.330979739</meta:creation-date>
    <dc:date>2019-03-16T07:15:32.476676468</dc:date>
    <meta:editing-duration>PT26M42S</meta:editing-duration>
    <meta:editing-cycles>3</meta:editing-cycles>
    <meta:generator>LibreOffice/4.3.3.2$Linux_X86_64 LibreOffice_project/430m0$Build-2</meta:generator>
    <meta:document-statistic meta:table-count="4" meta:cell-count="408" meta:object-count="0"/>
  </office:meta>
</office:document-meta>
</file>